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まあみろ、ざまあみろと何度もつふやいた。</text:p>
      <text:p text:style-name="P1">幻覚は去った。</text:p>
      <text:p text:style-name="P1">しかし男を幻覚と入り交じって追っていた現実があった。その現実は男の意識が醒めて も幻覚とともに去っていってはくれない。</text:p>
      <text:p text:style-name="P1">現実とは男が幻覚に苦しみながらも逃走する理由、追跡者の存在である。</text:p>
      <text:p text:style-name="P1">「あぁん、アン夕は……ちぇ、追いつめたのは安いほうの賞金首かい。おい、あたしがわかるかい、九力とんで五十チッフ」</text:p>
      <text:p text:style-name="P1">先ほどまで二重にも三重にも輪郭がぼやけて歪んでいた男の視界はすでに回復している。かけられた言葉に男が充血しきった目を路地の暗闇にこらすと、ひとつの影が路地からにじみ出てくるのが映った。</text:p>
      <text:p text:style-name="P1">「オノヱは幻覚じゃあねぇょうだな……くそったれハン夕—め」</text:p>
      <text:p text:style-name="P1">闇から人型に切り取られたょうな影は、路面を打つ固い足音とともにゆっくりと路地の奥から歩み出てくる。そして丸めた赏金首リストを足元に落とすとくしゃりとそれを踏み潰し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4T10:48:26.46</dc:date>
    <meta:editing-duration>PT17H31M20S</meta:editing-duration>
    <meta:editing-cycles>15</meta:editing-cycles>
    <meta:generator>OpenOffice/4.1.5$Win32 OpenOffice.org_project/415m1$Build-9789</meta:generator>
    <dc:creator>Jo Jaquinta</dc:creator>
    <meta:document-statistic meta:table-count="0" meta:image-count="0" meta:object-count="0" meta:page-count="1" meta:paragraph-count="8" meta:word-count="378" meta:character-count="379"/>
  </office:meta>
</office:document-meta>
</file>